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KDPEEJ+Gulliver-Italic" svg:font-family="KDPEEJ+Gulliver-Italic" style:font-family-generic="roman"/>
    <style:font-face style:name="ZCCVGF+Gulliver" svg:font-family="ZCCVGF+Gullive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</style:style>
    <style:style style:name="T1" style:family="text">
      <style:text-properties style:font-name="ZCCVGF+Gulliver"/>
    </style:style>
    <style:style style:name="T2" style:family="text">
      <style:text-properties style:font-name="ZCCVGF+Gulliver" fo:font-size="8pt" style:font-name-asian="ZCCVGF+Gulliver" style:font-size-asian="8pt" style:font-name-complex="ZCCVGF+Gulliver" style:font-size-complex="8pt"/>
    </style:style>
    <style:style style:name="T3" style:family="text">
      <style:text-properties style:font-name="ZCCVGF+Gulliver" fo:font-size="5.5pt" style:font-name-asian="ZCCVGF+Gulliver" style:font-size-asian="5.5pt" style:font-name-complex="ZCCVGF+Gulliver" style:font-size-complex="5.5pt"/>
    </style:style>
    <style:style style:name="T4" style:family="text">
      <style:text-properties fo:font-size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font-name-asian="ZCCVGF+Gulliver"/>
    </style:style>
    <style:style style:name="T7" style:family="text">
      <style:text-properties style:font-size-asian="8pt"/>
    </style:style>
    <style:style style:name="T8" style:family="text">
      <style:text-properties style:font-name-complex="ZCCVGF+Gulliver"/>
    </style:style>
    <style:style style:name="T9" style:family="text">
      <style:text-properties style:font-size-complex="8pt"/>
    </style:style>
    <style:style style:name="T10" style:family="text">
      <style:text-properties fo:font-size="5.5pt" style:font-size-asian="5.5pt" style:font-size-complex="5.5pt"/>
    </style:style>
    <style:style style:name="T11" style:family="text">
      <style:text-properties style:font-name="KDPEEJ+Gulliver-Italic"/>
    </style:style>
    <style:style style:name="T12" style:family="text">
      <style:text-properties style:font-name="KDPEEJ+Gulliver-Italic" fo:font-size="8pt" style:font-name-asian="KDPEEJ+Gulliver-Italic" style:font-size-asian="8pt" style:font-name-complex="KDPEEJ+Gulliver-Italic" style:font-size-complex="8pt"/>
    </style:style>
    <style:style style:name="T13" style:family="text">
      <style:text-properties style:font-name-asian="KDPEEJ+Gulliver-Italic"/>
    </style:style>
    <style:style style:name="T14" style:family="text">
      <style:text-properties style:font-name-complex="KDPEEJ+Gulliver-Italic"/>
    </style:style>
    <style:style style:name="T15" style:family="text">
      <style:text-properties fo:font-size="10pt"/>
    </style:style>
    <style:style style:name="T16" style:family="text">
      <style:text-properties style:font-size-asian="10pt"/>
    </style:style>
    <style:style style:name="T17" style:family="text">
      <style:text-properties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Huber, <text:reference-mark-start text:name="ZOTERO_ITEM {&quot;citationItems&quot;:[{&quot;uri&quot;:[&quot;http://zotero.org/users/29527/items/RXUH7DQ9&quot;]}]} RNDNFddq0Y7WW"/>(Huber 2009)<text:reference-mark-end text:name="ZOTERO_ITEM {&quot;citationItems&quot;:[{&quot;uri&quot;:[&quot;http://zotero.org/users/29527/items/RXUH7DQ9&quot;]}]} RNDNFddq0Y7WW"/></text:p>
      <text:p text:style-name="Text_20_body"/>
      <text:p text:style-name="Standard">In order to engage energy issues from a historical-materialist perspective, the literature must move from conceptions that understand energy as a “thing” or a “resource” towards a conception of energy as a “social relation” enmeshed in dense networks of power and socioecological change.5 Furthermore, fossil fuel energy is a much more historically specific mode of energy and represents a concrete abstraction applicable to only the last 200 years of human history. While ecological economists stress the transhistorical laws of thermodynamics, a historical materialist analysis would emphasize both the particular conditions through which “fossil fuel” became such a useful source of energy and the social consequences of its peculiarly prolific capacities for enhancing productivity. 106</text:p>
      <text:p text:style-name="Standard"/>
      <text:p text:style-name="P1"><text:span text:style-name="T2">In the broadest </text:span><text:span text:style-name="T2">terms, human history contains two fundamental energy shifts: 106</text:span></text:p>
      <text:p text:style-name="Standard">nb: this is <text:s/>a problem – he doesn't really think energy historically?</text:p>
      <text:p text:style-name="Standard"/>
      <text:p text:style-name="Text_20_body">Any analysis of a mode of production beyond capitalism, or the possible emergence of an “alternative energy economy”, must come to grips with the deep embeddedness of fossil- energy in the most basic forms of commodity circulation. 113</text:p>
      <text:p text:style-name="Text_20_body"/>
      <text:p text:style-name="Text_20_body">Overall, while most discussions of energy transition focus upon technical innovation and economic/ thermodynamic efficiency, a red–green politics is uniquely positioned to fight for not only a “green” energy future based upon “alternative technologies”, but also a socially just reorientation of society’s productive powers. 113</text:p>
      <text:p text:style-name="Text_20_body"/>
      <text:p text:style-name="Text_20_body">possible confusion of force, power and energy in this article?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KDPEEJ+Gulliver-Italic" svg:font-family="KDPEEJ+Gulliver-Italic" style:font-family-generic="roman"/>
    <style:font-face style:name="ZCCVGF+Gulliver" svg:font-family="ZCCVGF+Gullive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7T13:47:51</meta:creation-date>
    <dc:date>2010-08-17T14:06:06</dc:date>
    <meta:editing-duration>PT00H18M15S</meta:editing-duration>
    <meta:editing-cycles>6</meta:editing-cycles>
    <meta:generator>OpenOffice.org/3.2$Linux OpenOffice.org_project/320m12$Build-9483</meta:generator>
    <meta:document-statistic meta:table-count="0" meta:image-count="0" meta:object-count="0" meta:page-count="1" meta:paragraph-count="7" meta:word-count="241" meta:character-count="1583"/>
    <meta:user-defined meta:name="Info 1"/>
    <meta:user-defined meta:name="Info 2"/>
    <meta:user-defined meta:name="Info 3"/>
    <meta:user-defined meta:name="Info 4"/>
    <meta:user-defined meta:name="ZOTERO_PREF_1">&lt;data&gt;&lt;session id="8JUIUJct"/&gt;&lt;style id="http://www.zotero.org/styles/asa" hasBibliography="0"/&gt;&lt;prefs&gt;&lt;pref name="fieldType" value="ReferenceMark"/&gt;&lt;pref name="noteType" value="0"/&gt;&lt;/prefs&gt;&lt;/data&gt;</meta:user-defined>
  </office:meta>
</office:document-meta>
</file>